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25e" officeooo:paragraph-rsid="0001625e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01625e" officeooo:paragraph-rsid="0001625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625e" officeooo:paragraph-rsid="0001625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28fd" officeooo:paragraph-rsid="000728f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836e" officeooo:paragraph-rsid="0008836e" style:font-weight-asian="bold" style:font-weight-complex="bold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08836e" officeooo:paragraph-rsid="0008836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2a85d" style:font-weight-asian="normal" style:font-weight-complex="normal"/>
    </style:style>
    <style:style style:name="T5" style:family="text">
      <style:text-properties style:text-underline-style="none" fo:font-weight="normal" officeooo:rsid="0005a131" style:font-weight-asian="normal" style:font-weight-complex="normal"/>
    </style:style>
    <style:style style:name="T6" style:family="text">
      <style:text-properties fo:color="#ce181e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ução verbal x tempo composto<text:span text:style-name="T1">:</text:span></text:p>
      <text:list xml:id="list3514396931" text:style-name="L1">
        <text:list-item>
          <text:p text:style-name="P2"><text:span text:style-name="T1">locução verbal</text:span><text:span text:style-name="T3">: particípio concorda com o sujeito paciente; </text:span><text:span text:style-name="T6">[analítica: SER+particípio; sintética: VTD/VTDI+se]</text:span></text:p>
          <text:list>
            <text:list-item>
              <text:p text:style-name="P2"><text:span text:style-name="T3">ex.: Eu fui assaltado;</text:span></text:p>
            </text:list-item>
          </text:list>
        </text:list-item>
        <text:list-item>
          <text:p text:style-name="P2"><text:span text:style-name="T1">tempo composto</text:span><text:span text:style-name="T3">: </text:span><text:span text:style-name="T4">na voz ativa, o </text:span><text:span text:style-name="T3">particípio </text:span><text:span text:style-name="T2">não</text:span><text:span text:style-name="T3"> se flexiona; </text:span><text:span text:style-name="T6">[TER/HAVER+particípio]</text:span></text:p>
          <text:list>
            <text:list-item>
              <text:p text:style-name="P2"><text:span text:style-name="T3">ex.: Tenho andado distraído.</text:span></text:p>
            </text:list-item>
          </text:list>
        </text:list-item>
      </text:list>
      <text:p text:style-name="P3"><text:span text:style-name="T3"/></text:p>
      <text:p text:style-name="P4"><text:span text:style-name="T5">V</text:span><text:span text:style-name="T3">erbos pronominais são aqueles que possuem um “pronome integrante” e que não podem ser conjugados sem ele: arrepender-</text:span><text:span text:style-name="T2">se</text:span><text:span text:style-name="T3">, contrapor-</text:span><text:span text:style-name="T2">se</text:span><text:span text:style-name="T3">, suicidar-</text:span><text:span text:style-name="T2">se</text:span><text:span text:style-name="T3">.</text:span></text:p>
      <text:p text:style-name="P4"><text:span text:style-name="T3"/></text:p>
      <text:p text:style-name="P5"><text:span text:style-name="T3">Quando aparecer o “se”:</text:span></text:p>
      <text:list xml:id="list907713324" text:style-name="L2">
        <text:list-item>
          <text:p text:style-name="P6"><text:span text:style-name="T3">para ser </text:span><text:span text:style-name="T2">pronome apassivador</text:span><text:span text:style-name="T3">, o verbo precisa ser VTD ou VTDI;</text:span></text:p>
        </text:list-item>
        <text:list-item>
          <text:p text:style-name="P6"><text:span text:style-name="T3">para ser </text:span><text:span text:style-name="T2">índice de indeterminação do sujeito</text:span><text:span text:style-name="T3">, a oração não deve ter sujeito;</text:span></text:p>
        </text:list-item>
        <text:list-item>
          <text:p text:style-name="P6"><text:span text:style-name="T3">para ser </text:span><text:span text:style-name="T2">pronome integrante de um verbo</text:span><text:span text:style-name="T3">, o verbo precisa ser V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29T14:21:43.970000000</dc:date>
    <meta:editing-duration>PT3M12S</meta:editing-duration>
    <meta:editing-cycles>1</meta:editing-cycles>
    <meta:document-statistic meta:table-count="0" meta:image-count="0" meta:object-count="0" meta:page-count="1" meta:paragraph-count="10" meta:word-count="103" meta:character-count="656" meta:non-whitespace-character-count="570"/>
  </office:meta>
</office:document-meta>
</file>